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1D0000006A016AC749DB5654F9.png" manifest:media-type="image/png"/>
  <manifest:file-entry manifest:full-path="Pictures/100002010000006000000030E61498C0AFE34A71.png" manifest:media-type="image/png"/>
  <manifest:file-entry manifest:full-path="Pictures/100002010000009000000030115FD30C5F147E8A.png" manifest:media-type="image/png"/>
  <manifest:file-entry manifest:full-path="Pictures/100002010000009000000060F25ED9DE82D93BE0.png" manifest:media-type="image/png"/>
  <manifest:file-entry manifest:full-path="Pictures/1000020100000090000000309F0AAC8EDF58BD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1.27cm" svg:x="4.81cm" svg:y="2.27cm">
          <draw:image xlink:href="Pictures/1000020100000090000000309F0AAC8EDF58BD07.png" xlink:type="simple" xlink:show="embed" xlink:actuate="onLoad" loext:mime-type="image/png">
            <text:p/>
          </draw:image>
        </draw:frame>
        <draw:frame draw:style-name="gr1" draw:text-style-name="P1" draw:layer="layout" svg:width="3.81cm" svg:height="1.27cm" svg:x="4.81cm" svg:y="4.81cm">
          <draw:image xlink:href="Pictures/100002010000009000000030115FD30C5F147E8A.png" xlink:type="simple" xlink:show="embed" xlink:actuate="onLoad" loext:mime-type="image/png">
            <text:p/>
          </draw:image>
        </draw:frame>
        <draw:frame draw:style-name="gr1" draw:text-style-name="P1" draw:layer="layout" svg:width="2.54cm" svg:height="1.27cm" svg:x="4.81cm" svg:y="7.35cm">
          <draw:image xlink:href="Pictures/100002010000006000000030E61498C0AFE34A71.png" xlink:type="simple" xlink:show="embed" xlink:actuate="onLoad" loext:mime-type="image/png">
            <text:p/>
          </draw:image>
        </draw:frame>
        <draw:frame draw:style-name="gr1" draw:text-style-name="P1" draw:layer="layout" svg:width="3.81cm" svg:height="2.54cm" svg:x="4.81cm" svg:y="9.89cm">
          <draw:image xlink:href="Pictures/100002010000009000000060F25ED9DE82D93BE0.png" xlink:type="simple" xlink:show="embed" xlink:actuate="onLoad" loext:mime-type="image/png">
            <text:p/>
          </draw:image>
        </draw:frame>
        <draw:frame draw:style-name="gr2" draw:text-style-name="P2" draw:layer="layout" svg:width="48.244cm" svg:height="2.816cm" svg:x="-18.15cm" svg:y="15.097cm">
          <draw:image xlink:href="Pictures/100002010000071D0000006A016AC749DB5654F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5:33:48.813367660</meta:creation-date>
    <dc:date>2022-02-01T20:56:07.428425184</dc:date>
    <meta:editing-duration>PT11H22M35S</meta:editing-duration>
    <meta:editing-cycles>4</meta:editing-cycles>
    <meta:generator>LibreOffice/6.4.7.2$Linux_X86_64 LibreOffice_project/40$Build-2</meta:generator>
    <meta:document-statistic meta:object-count="5"/>
  </office:meta>
</office:document-meta>
</file>